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ObjectReplacements/Object 2" manifest:media-type=""/>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3.2cm"/>
    </style:style>
    <style:style style:name="Table1.B" style:family="table-column">
      <style:table-column-properties style:column-width="7.144cm"/>
    </style:style>
    <style:style style:name="Table1.C" style:family="table-column">
      <style:table-column-properties style:column-width="6.657cm"/>
    </style:style>
    <style:style style:name="Table1.A1" style:family="table-cell">
      <style:table-cell-properties style:vertical-align="middle" fo:padding="0.049cm" fo:border="none"/>
    </style:style>
    <style:style style:name="P1" style:family="paragraph" style:parent-style-name="Standard">
      <style:paragraph-properties fo:margin-top="0cm" fo:margin-bottom="0cm"/>
      <style:text-properties fo:font-size="2pt" style:font-size-asian="2pt" style:font-size-complex="2pt"/>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1">
      <style:paragraph-properties fo:margin-top="0cm" fo:margin-bottom="0cm"/>
    </style:style>
    <style:style style:name="P5" style:family="paragraph" style:parent-style-name="Text_20_body" style:list-style-name="L2">
      <style:paragraph-properties fo:margin-top="0cm" fo:margin-bottom="0cm"/>
    </style:style>
    <style:style style:name="P6" style:family="paragraph" style:parent-style-name="Heading_20_2">
      <style:paragraph-properties fo:margin-left="0.212cm" fo:margin-right="0.212cm" fo:text-indent="0cm" style:auto-text-indent="false"/>
    </style:style>
    <style:style style:name="P7" style:family="paragraph" style:parent-style-name="Heading_20_3">
      <style:paragraph-properties fo:margin-left="0.212cm" fo:margin-right="0.212cm" fo:text-indent="0cm" style:auto-text-indent="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display-border="false"/>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Object1" text:anchor-type="page" text:anchor-page-number="1" svg:x="0cm" svg:y="0cm" svg:width="7.938cm" svg:height="6.615cm" draw:z-index="1">
        <draw:floating-frame draw:frame-name="aswift_0"/>
      </draw:frame>
      <draw:frame draw:style-name="fr2" draw:name="Object2" text:anchor-type="page" text:anchor-page-number="1" svg:x="0cm" svg:y="0cm" svg:width="7.938cm" svg:height="6.615cm" draw:z-index="2">
        <draw:floating-frame draw:frame-name="aswift_1"/>
      </draw:frame>
      <text:h text:style-name="Heading_20_1" text:outline-level="1">Difference Between RAM and ROM Memory</text:h>
      <text:p text:style-name="Text_20_body"><text:a xlink:type="simple" xlink:href="http://techdifferences.com/difference-between-ram-and-rom-memory.html#respond">Leave a Comment</text:a> </text:p>
      <text:p text:style-name="Text_20_body"><draw:frame draw:style-name="fr1" draw:name="graphics1" text:anchor-type="as-char" svg:width="13.229cm" svg:height="4.577cm" draw:z-index="0"><draw:image xlink:href="http://techdifferences.com/wp-content/uploads/2017/01/RAM-Vs-ROM.jpg" xlink:type="simple" xlink:show="embed" xlink:actuate="onLoad"/><svg:title>RAM Vs ROM</svg:title></draw:frame>RAM and ROM both are the internal memories of the computer. Where <text:span text:style-name="Strong_20_Emphasis">RAM</text:span> is a <text:span text:style-name="Strong_20_Emphasis">temporary</text:span> memory, <text:span text:style-name="Strong_20_Emphasis">ROM</text:span> is a <text:span text:style-name="Strong_20_Emphasis">permanent</text:span> memory of the computer. There are many differences between RAM and ROM, but the basic difference is that RAM is a <text:span text:style-name="Strong_20_Emphasis">read-write</text:span> memory and the ROM is a <text:span text:style-name="Strong_20_Emphasis">read only</text:span> memory. I have discussed some differences between RAM and ROM with the help of comparison chart shown below.</text:p>
      <text:h text:style-name="P6" text:outline-level="2"><text:bookmark text:name="aswift_0_expand"/><text:bookmark text:name="aswift_0_anchor"/>Content: RAM Vs ROM</text:h>
      <text:list xml:id="list518347658" text:style-name="L1">
        <text:list-item>
          <text:p text:style-name="P4"><text:a xlink:type="simple" xlink:href="http://techdifferences.com/difference-between-ram-and-rom-memory.html#ComparisonChart">Comparison Chart</text:a> </text:p>
        </text:list-item>
        <text:list-item>
          <text:p text:style-name="P4"><text:a xlink:type="simple" xlink:href="http://techdifferences.com/difference-between-ram-and-rom-memory.html#Definition">Definition</text:a> </text:p>
        </text:list-item>
        <text:list-item>
          <text:p text:style-name="P4"><text:a xlink:type="simple" xlink:href="http://techdifferences.com/difference-between-ram-and-rom-memory.html#KeyDifferences">Key Differences</text:a> </text:p>
        </text:list-item>
        <text:list-item>
          <text:p text:style-name="P2"><text:a xlink:type="simple" xlink:href="http://techdifferences.com/difference-between-ram-and-rom-memory.html#Conclusion">Conclusion</text:a> </text:p>
        </text:list-item>
      </text:list>
      <text:h text:style-name="Heading_20_3" text:outline-level="3"><text:bookmark text:name="ComparisonChart"/>Comparison Chart</text:h>
      <text:p text:style-name="P1"><text:bookmark text:name="tablepress-151"/></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Basis for Comparison</text:p>
            </table:table-cell>
            <table:table-cell table:style-name="Table1.A1" office:value-type="string">
              <text:p text:style-name="Table_20_Heading">RAM</text:p>
            </table:table-cell>
            <table:table-cell table:style-name="Table1.A1" office:value-type="string">
              <text:p text:style-name="Table_20_Heading">ROM</text:p>
            </table:table-cell>
          </table:table-row>
        </table:table-header-rows>
        <table:table-row>
          <table:table-cell table:style-name="Table1.A1" office:value-type="string">
            <text:p text:style-name="Table_20_Contents">Basic</text:p>
          </table:table-cell>
          <table:table-cell table:style-name="Table1.A1" office:value-type="string">
            <text:p text:style-name="Table_20_Contents">It is a read-write memory.</text:p>
          </table:table-cell>
          <table:table-cell table:style-name="Table1.A1" office:value-type="string">
            <text:p text:style-name="Table_20_Contents">It is read only memory.</text:p>
          </table:table-cell>
        </table:table-row>
        <table:table-row>
          <table:table-cell table:style-name="Table1.A1" office:value-type="string">
            <text:p text:style-name="Table_20_Contents">Use</text:p>
          </table:table-cell>
          <table:table-cell table:style-name="Table1.A1" office:value-type="string">
            <text:p text:style-name="Table_20_Contents">Used to store the data that has to be currently processed by CPU temporarily.</text:p>
          </table:table-cell>
          <table:table-cell table:style-name="Table1.A1" office:value-type="string">
            <text:p text:style-name="Table_20_Contents">It stores the instructions required during bootstrap of the computer.</text:p>
          </table:table-cell>
        </table:table-row>
        <table:table-row>
          <table:table-cell table:style-name="Table1.A1" office:value-type="string">
            <text:p text:style-name="Table_20_Contents">Volatility</text:p>
          </table:table-cell>
          <table:table-cell table:style-name="Table1.A1" office:value-type="string">
            <text:p text:style-name="Table_20_Contents">It is a volatile memory.</text:p>
          </table:table-cell>
          <table:table-cell table:style-name="Table1.A1" office:value-type="string">
            <text:p text:style-name="Table_20_Contents">It is a nonvolatile memory. </text:p>
          </table:table-cell>
        </table:table-row>
        <table:table-row>
          <table:table-cell table:style-name="Table1.A1" office:value-type="string">
            <text:p text:style-name="Table_20_Contents">Stands for</text:p>
          </table:table-cell>
          <table:table-cell table:style-name="Table1.A1" office:value-type="string">
            <text:p text:style-name="Table_20_Contents">Random Access Memory.</text:p>
          </table:table-cell>
          <table:table-cell table:style-name="Table1.A1" office:value-type="string">
            <text:p text:style-name="Table_20_Contents">Read Only Memory.</text:p>
          </table:table-cell>
        </table:table-row>
        <table:table-row>
          <table:table-cell table:style-name="Table1.A1" office:value-type="string">
            <text:p text:style-name="Table_20_Contents">Modification</text:p>
          </table:table-cell>
          <table:table-cell table:style-name="Table1.A1" office:value-type="string">
            <text:p text:style-name="Table_20_Contents">Data in ROM can be modified.</text:p>
          </table:table-cell>
          <table:table-cell table:style-name="Table1.A1" office:value-type="string">
            <text:p text:style-name="Table_20_Contents">Data in ROM can not be modified.</text:p>
          </table:table-cell>
        </table:table-row>
        <table:table-row>
          <table:table-cell table:style-name="Table1.A1" office:value-type="string">
            <text:p text:style-name="Table_20_Contents">Capacity</text:p>
          </table:table-cell>
          <table:table-cell table:style-name="Table1.A1" office:value-type="string">
            <text:p text:style-name="Table_20_Contents">RAM sizes from 64 MB to 4GB.</text:p>
          </table:table-cell>
          <table:table-cell table:style-name="Table1.A1" office:value-type="string">
            <text:p text:style-name="Table_20_Contents">ROM is comparatively smaller than RAM.</text:p>
          </table:table-cell>
        </table:table-row>
        <table:table-row>
          <table:table-cell table:style-name="Table1.A1" office:value-type="string">
            <text:p text:style-name="Table_20_Contents">Cost</text:p>
          </table:table-cell>
          <table:table-cell table:style-name="Table1.A1" office:value-type="string">
            <text:p text:style-name="Table_20_Contents">RAM is a costlier memory.</text:p>
          </table:table-cell>
          <table:table-cell table:style-name="Table1.A1" office:value-type="string">
            <text:p text:style-name="Table_20_Contents">ROM is comparatively cheaper than RAM.</text:p>
          </table:table-cell>
        </table:table-row>
        <table:table-row>
          <table:table-cell table:style-name="Table1.A1" office:value-type="string">
            <text:p text:style-name="Table_20_Contents">Type</text:p>
          </table:table-cell>
          <table:table-cell table:style-name="Table1.A1" office:value-type="string">
            <text:p text:style-name="Table_20_Contents">Types of RAM are static RAM and dynamic RAM. </text:p>
          </table:table-cell>
          <table:table-cell table:style-name="Table1.A1" office:value-type="string">
            <text:p text:style-name="Table_20_Contents">Types of ROM are PROM, EPROM, EEPROM. </text:p>
          </table:table-cell>
        </table:table-row>
      </table:table>
      <text:p text:style-name="Text_20_body"><text:bookmark text:name="Definition"/></text:p>
      <text:h text:style-name="P7" text:outline-level="3"><text:bookmark text:name="aswift_1_expand"/><text:bookmark text:name="aswift_1_anchor"/>Definition of RAM</text:h>
      <text:p text:style-name="Text_20_body">RAM is a <text:span text:style-name="Strong_20_Emphasis">Random access memory</text:span>; it means the CPU can <text:span text:style-name="Strong_20_Emphasis">directly</text:span> access any address location of RAM memory.  RAM is a quickly accessible memory of the computer. It stores the data <text:span text:style-name="Strong_20_Emphasis">temporarily</text:span>.</text:p>
      <text:p text:style-name="Text_20_body"><text:soft-page-break/>RAM is a <text:span text:style-name="Strong_20_Emphasis">volatile</text:span> memory. RAM stores the data till the power is switched on. Once the power of the CPU is switched off the whole data in RAM gets erased. The data which has to be <text:span text:style-name="Strong_20_Emphasis">currently processed</text:span> must be in RAM.  The storage capacity of the RAM ranges from 64 MB to 4 GB.</text:p>
      <text:p text:style-name="Text_20_body">RAM is the <text:span text:style-name="Strong_20_Emphasis">fastest</text:span> and <text:span text:style-name="Strong_20_Emphasis">costliest</text:span> memory of the computer. It is a <text:span text:style-name="Strong_20_Emphasis">read-write</text:span> memory of the computer. The processor can read the instructions from RAM and write the result to the RAM. The data in RAM can be <text:span text:style-name="Strong_20_Emphasis">modified</text:span>.</text:p>
      <text:p text:style-name="Text_20_body">There are two kinds of RAM, <text:span text:style-name="Strong_20_Emphasis">Static RAM </text:span>and<text:span text:style-name="Strong_20_Emphasis"> Dynamic RAM</text:span>. <text:span text:style-name="Strong_20_Emphasis">Static RAM</text:span> is one which requires the constant flow of the power to retain the data inside it. It is <text:span text:style-name="Strong_20_Emphasis">faster</text:span> and <text:span text:style-name="Strong_20_Emphasis">more expensive</text:span> than DRAM. It is used as a <text:span text:style-name="Strong_20_Emphasis">cache memory</text:span> for the computer. <text:span text:style-name="Strong_20_Emphasis">Dynamic RAM</text:span> needs to be refreshed to retain the data it holds. It is <text:span text:style-name="Strong_20_Emphasis">slower</text:span> and <text:span text:style-name="Strong_20_Emphasis">cheaper</text:span> than static RAM.</text:p>
      <text:h text:style-name="Heading_20_3" text:outline-level="3">Definition of ROM</text:h>
      <text:p text:style-name="Text_20_body">ROM is a <text:span text:style-name="Strong_20_Emphasis">Read Only Memory</text:span>.  The data in ROM can only be read by CPU but, it can not be modified. The CPU can <text:span text:style-name="Strong_20_Emphasis">not directly</text:span> access the ROM memory, the data has to be first transferred to the RAM, and then the CPU can access that data from the RAM.</text:p>
      <text:p text:style-name="Text_20_body">ROM stores the instruction that computer requires during <text:span text:style-name="Strong_20_Emphasis">Bootstraping</text:span> (a process of booting up of the computer). The content in ROM can not be modified. ROM is a <text:span text:style-name="Strong_20_Emphasis">non-volatile</text:span> memory, the data inside the ROM retains even if the power of the CPU is switched off.</text:p>
      <text:p text:style-name="Text_20_body">The <text:span text:style-name="Strong_20_Emphasis">capacity</text:span> of ROM is comparatively <text:span text:style-name="Strong_20_Emphasis">smaller</text:span> than RAM, it <text:span text:style-name="Strong_20_Emphasis">slower</text:span> and <text:span text:style-name="Strong_20_Emphasis">cheaper</text:span> than RAM. There many kinds of ROM that are as follow:</text:p>
      <text:p text:style-name="Text_20_body"><text:span text:style-name="Strong_20_Emphasis">PROM</text:span>: Programmable ROM, it can be modified only once by the user.</text:p>
      <text:p text:style-name="Text_20_body"><text:span text:style-name="Strong_20_Emphasis">EPROM</text:span>: Erasable and Programable ROM, the content of this ROM can be erased using ultraviolet rays and the ROm can be reprogrammed.</text:p>
      <text:p text:style-name="Text_20_body"><text:span text:style-name="Strong_20_Emphasis">EEPROM</text:span>: Electrically Erasable and Programmable ROM, it can be erased electrically and reprogrammed about ten thousand times.</text:p>
      <text:section text:style-name="Sect1" text:name="techd">
        <text:h text:style-name="Heading_20_2" text:outline-level="2"><text:bookmark text:name="KeyDifferences"/>Key Differences Between RAM and ROM Memory</text:h>
        <text:list xml:id="list1164481302" text:style-name="L2">
          <text:list-item>
            <text:p text:style-name="P5">The key difference between RAM and ROM is that RAM is basically a <text:span text:style-name="Strong_20_Emphasis">read-write</text:span> memory whereas, ROM is a <text:span text:style-name="Strong_20_Emphasis">read only</text:span> memory. </text:p>
          </text:list-item>
          <text:list-item>
            <text:p text:style-name="P5">RAM temporarily stores the data that have to be processed by CPU currently. On the other hands, ROM stores the instructions that are required during Bootstrap. </text:p>
          </text:list-item>
          <text:list-item>
            <text:p text:style-name="P5">RAM is a <text:span text:style-name="Strong_20_Emphasis">volatile</text:span> memory. However, ROM is a <text:span text:style-name="Strong_20_Emphasis">nonvolatile</text:span> memory. </text:p>
          </text:list-item>
          <text:list-item>
            <text:p text:style-name="P5">RAM stands for <text:span text:style-name="Strong_20_Emphasis">Random Access Memory</text:span> whereas, ROM stands for <text:span text:style-name="Strong_20_Emphasis">Read Only Memory</text:span>. </text:p>
          </text:list-item>
          <text:list-item>
            <text:p text:style-name="P5">On the one hand, where the data in RAM can be <text:span text:style-name="Strong_20_Emphasis">modified easily</text:span>, the data in ROM can be <text:span text:style-name="Strong_20_Emphasis">hardly or never be modified</text:span>. </text:p>
          </text:list-item>
          <text:list-item>
            <text:p text:style-name="P5">The RAM can range from 64 MB to 4 GB whereas, the <text:span text:style-name="Strong_20_Emphasis">ROM</text:span> is always comparatively <text:span text:style-name="Strong_20_Emphasis">smaller</text:span> than RAM. </text:p>
          </text:list-item>
          <text:list-item>
            <text:p text:style-name="P5">RAM is <text:span text:style-name="Strong_20_Emphasis">costlier</text:span> than ROM. </text:p>
          </text:list-item>
          <text:list-item>
            <text:p text:style-name="P3">RAM can be classified into <text:span text:style-name="Strong_20_Emphasis">static </text:span>and<text:span text:style-name="Strong_20_Emphasis"> Dynamic RAM</text:span>. On the other hands, ROM can be classified into <text:span text:style-name="Strong_20_Emphasis">PROM, EPROM and EEPROM</text:span>. </text:p>
          </text:list-item>
        </text:list>
      </text:section>
      <text:h text:style-name="Heading_20_3" text:outline-level="3"><text:bookmark text:name="Conclusion"/>Conclusion:</text:h>
      <text:p text:style-name="Text_20_body">RAM and ROM both are the necessary memory for the computer. ROM is a necessary for a computer to boot up. RAM is important for CPU processing</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Fallback"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Fallback"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S"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onnuvel P</meta:initial-creator>
    <meta:creation-date>2017-07-10T11:01:23</meta:creation-date>
    <dc:date>2017-07-10T11:01:48</dc:date>
    <dc:creator>Ponnuvel P</dc:creator>
    <meta:editing-duration>P0D</meta:editing-duration>
    <meta:editing-cycles>1</meta:editing-cycles>
    <meta:document-statistic meta:table-count="1" meta:image-count="1" meta:object-count="2" meta:page-count="2" meta:paragraph-count="59" meta:word-count="771" meta:character-count="4169" meta:non-whitespace-character-count="3449"/>
    <meta:generator>LibreOffice/3.5$Linux_x86 LibreOffice_project/350m1$Build-2</meta:generator>
  </office:meta>
</office:document-meta>
</file>